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byssinica SIL" fo:font-size="10.5pt" style:font-size-asian="10.5pt" style:font-size-complex="10.5pt"/>
    </style:style>
    <style:style style:name="P2" style:family="paragraph" style:parent-style-name="Standard">
      <style:text-properties fo:color="#000000" style:font-name="Abyssinica SIL" fo:font-size="10.5pt" officeooo:rsid="000b3ffe" officeooo:paragraph-rsid="000b3ffe" style:font-size-asian="10.5pt" style:font-size-complex="10.5pt"/>
    </style:style>
    <style:style style:name="P3" style:family="paragraph" style:parent-style-name="Standard">
      <style:text-properties fo:color="#2a6099" style:font-name="Abyssinica SIL" fo:font-size="10.5pt" officeooo:rsid="000b3ffe" officeooo:paragraph-rsid="000b3ffe" style:font-size-asian="10.5pt" style:font-size-complex="10.5pt"/>
    </style:style>
    <style:style style:name="T1" style:family="text">
      <style:text-properties officeooo:rsid="000af5d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t - Testes Assíncronos<text:tab/><text:tab/><text:tab/><text:tab/><text:tab/><text:tab/><text:tab/><text:span text:style-name="T1">08/08/2022</text:span></text:p>
      <text:p text:style-name="P1"/>
      <text:p text:style-name="P1">Escrever testes para códigos assíncronos utilizando async/await;</text:p>
      <text:p text:style-name="P1">Dividir as configurações dos seus testes, em blocos separados, por meio do uso de describe;</text:p>
      <text:p text:style-name="P1"/>
      <text:p text:style-name="P2">exemplo de teste de assíncrono (demora para ser executado);</text:p>
      <text:p text:style-name="P2"/>
      <text:p text:style-name="P3">test(‘Verifica se retorna o logradouro’, <text:span text:style-name="T3">async</text:span> () =&gt; {</text:p>
      <text:p text:style-name="P3">expect<text:span text:style-name="T3">(await</text:span> consultaCep(‘30130010’)).toEqual(‘praça sete de setembro’)</text:p>
      <text:p text:style-name="P3"/>
      <text:p text:style-name="P2">async → para informar que o teste sera assíncrono;</text:p>
      <text:p text:style-name="P2">await → para esperar a função terminar de executar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3:38:22.589302408</meta:creation-date>
    <dc:date>2022-08-08T15:12:34.155117433</dc:date>
    <meta:editing-duration>PT1H13M51S</meta:editing-duration>
    <meta:editing-cycles>1</meta:editing-cycles>
    <meta:document-statistic meta:table-count="0" meta:image-count="0" meta:object-count="0" meta:page-count="1" meta:paragraph-count="8" meta:word-count="68" meta:character-count="482" meta:non-whitespace-character-count="416"/>
    <meta:generator>LibreOffice/6.4.7.2$Linux_X86_64 LibreOffice_project/40$Build-2</meta:generator>
  </office:meta>
</office:document-meta>
</file>